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1091e7" officeooo:paragraph-rsid="001091e7"/>
    </style:style>
    <style:style style:name="P2" style:family="paragraph" style:parent-style-name="Standard">
      <style:text-properties officeooo:rsid="00124763" officeooo:paragraph-rsid="00124763"/>
    </style:style>
    <style:style style:name="P3" style:family="paragraph" style:parent-style-name="Standard">
      <style:text-properties fo:font-weight="bold" officeooo:rsid="00124763" officeooo:paragraph-rsid="00124763" style:font-weight-asian="bold" style:font-weight-complex="bold"/>
    </style:style>
    <style:style style:name="P4" style:family="paragraph" style:parent-style-name="Standard">
      <style:text-properties fo:font-weight="bold" officeooo:rsid="001353d8" officeooo:paragraph-rsid="001353d8" style:font-weight-asian="bold" style:font-weight-complex="bold"/>
    </style:style>
    <style:style style:name="P5" style:family="paragraph" style:parent-style-name="Standard">
      <style:text-properties fo:font-weight="bold" officeooo:rsid="00141045" officeooo:paragraph-rsid="00141045" style:font-weight-asian="bold" style:font-weight-complex="bold"/>
    </style:style>
    <style:style style:name="P6" style:family="paragraph" style:parent-style-name="Standard">
      <style:text-properties fo:font-weight="bold" officeooo:rsid="00149e97" officeooo:paragraph-rsid="00149e97" style:font-weight-asian="bold" style:font-weight-complex="bold"/>
    </style:style>
    <style:style style:name="P7" style:family="paragraph" style:parent-style-name="Standard">
      <style:text-properties fo:font-weight="bold" officeooo:rsid="00159da4" officeooo:paragraph-rsid="00159da4" style:font-weight-asian="bold" style:font-weight-complex="bold"/>
    </style:style>
    <style:style style:name="P8" style:family="paragraph" style:parent-style-name="Standard">
      <style:text-properties fo:font-weight="normal" officeooo:rsid="00124763" officeooo:paragraph-rsid="00124763" style:font-weight-asian="normal" style:font-weight-complex="normal"/>
    </style:style>
    <style:style style:name="P9" style:family="paragraph" style:parent-style-name="Standard">
      <style:text-properties fo:font-weight="normal" officeooo:rsid="001353d8" officeooo:paragraph-rsid="001353d8" style:font-weight-asian="normal" style:font-weight-complex="normal"/>
    </style:style>
    <style:style style:name="P10" style:family="paragraph" style:parent-style-name="Standard">
      <style:text-properties fo:font-weight="normal" officeooo:rsid="00149e97" officeooo:paragraph-rsid="00149e97" style:font-weight-asian="normal" style:font-weight-complex="normal"/>
    </style:style>
    <style:style style:name="P11" style:family="paragraph" style:parent-style-name="Standard">
      <style:text-properties fo:font-weight="normal" officeooo:rsid="00159da4" officeooo:paragraph-rsid="00159da4" style:font-weight-asian="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weight="normal" officeooo:rsid="00141045" style:font-weight-asian="normal" style:font-weight-complex="normal"/>
    </style:style>
    <style:style style:name="T4" style:family="text">
      <style:text-properties fo:font-weight="normal" officeooo:rsid="00159da4"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Economia:</text:span> Cuando definimo economia desde la importancia del hombre, nuestro conceptos será subjetivo, pero al momento de poner como principal los recursos, entonces sera objetiva.</text:p>
      <text:p text:style-name="P1">Economia es una ciencia social e historica que estudia como nosotros administra los recursos que son</text:p>
      <text:p text:style-name="P1">Tierra, capital, trabajo, con el fin de satisfacer nuestras necesidades.</text:p>
      <text:p text:style-name="P1">La tierra genera un beneficio llamado renta.</text:p>
      <text:p text:style-name="P1">El beneficio que se deriva del trabajo tiene un beneficio que se denomina salarío.</text:p>
      <text:p text:style-name="P1">El capital es un bien que produce otros bienes tambien tiene un beneficio se denomina ganancia o riqueza.</text:p>
      <text:p text:style-name="P2">Los recursos escazos <text:s/>se encuentran en abundancia, pero las necesidades de la población son mayores y esto hace qe estos recursos se vuelvan limitados.</text:p>
      <text:p text:style-name="P3">Necesidad:<text:span text:style-name="T2"> Sentimiento de carencia.</text:span></text:p>
      <text:p text:style-name="P3">Deseo: <text:span text:style-name="T2">Consecuencia de la necesidad.</text:span></text:p>
      <text:p text:style-name="P3">Necesidad objetivas:<text:span text:style-name="T2"> Son aquellas que garantizan mi subsistencia</text:span></text:p>
      <text:p text:style-name="P3">Necesidades subjetivas:<text:span text:style-name="T2"> Son aquellas que no garantizan mi subsistencia pero si mejoran mi calidad de vida.</text:span></text:p>
      <text:p text:style-name="P3"><text:span text:style-name="T2"/></text:p>
      <text:p text:style-name="P8"><text:s/>La economia estudia las operaciónes escenciales, Produccioón,Distribución, Intercambio y el consumo.</text:p>
      <text:p text:style-name="P5">RAMAS DE LA ECONOMIA </text:p>
      <text:p text:style-name="P5"/>
      <text:p text:style-name="P9"><text:span text:style-name="T1">Microeconomia: </text:span>La rama de estudio de la economia que se encarga de estudiar de los agentes economicos individuales, son aquellos que producen y consumen. A los que producen se les llama oferentes (oferta), los que consumen se les llama demandantes (demanda).</text:p>
      <text:p text:style-name="P4">Macroeconomia: <text:span text:style-name="T3">Estudia la economia en su conjutno, es decir analiza fenomenos economicos, vistos a traves de agragados y medios estadisticos. Es decir en terminos monetarios cuanto fabricaron todos en conjunto.Porque a traves de la producción se da el crecimiento economico.</text:span></text:p>
      <text:p text:style-name="P4"><text:span text:style-name="T3"/></text:p>
      <text:p text:style-name="P5">CIENCIAS AUXILIARES BÁSICAS PARA EL ESTUDIO DE LA ECONOMIA</text:p>
      <text:p text:style-name="P5"/>
      <text:p text:style-name="P5">Economia politica: <text:span text:style-name="T2">Es la teoria del desarrollo de la ciencias sociales de la producción. El estudio del capitalismo. Es la ciencia auxiliar de la economia que se encarga de descubrir que explican una realidad economica, en funcion de la producción, distribución, etc.</text:span> </text:p>
      <text:p text:style-name="P10">Teoría del desarrollo de las ciencias sociales de la produccióm, estudia las leyes económicas que rigen la producción, distribución, intercambio y consumo en la sociedad. </text:p>
      <text:p text:style-name="P10">Actua sobre las leyes económicas para aplicarlas en beneficio de la sociedad. &lt;Descubre las leyes que explican la realidad economica&gt;</text:p>
      <text:p text:style-name="P5">Economia positiva: <text:span text:style-name="T4">Es aquella que busca explicaciones cientificas u objetivas para el funcionamiento de la economia. El analisis positivo puede ser demostrado o rechazado por los hechos.</text:span></text:p>
      <text:p text:style-name="P7"><text:span text:style-name="T2">&lt;&lt;Se ocupa de lo que podría ser&gt;&gt;</text:span></text:p>
      <text:p text:style-name="P7"><text:span text:style-name="T2">Es decir, buscan: Garantrizar la eficiencia como mecanismo rector(gobierno), importancia de las funciones del gobierno, Establecer un marco legal.</text:span></text:p>
      <text:p text:style-name="P5">Economia normativa: <text:span text:style-name="T4">Busca generar ideas y planeas concretos en torno al hecho económico a través de lps juicios de valor (ética).</text:span></text:p>
      <text:p text:style-name="P7"><text:span text:style-name="T2">Estas ideas, dependerán de puntos de vista y no podrán someterse a prueba. &lt;&lt;Se ocupa de lo que deberia de ser&gt;&gt;</text:span></text:p>
      <text:p text:style-name="P11">Es decir, buscan justicia social, papel regulador, mediación sobre desigualdad y pobreza.</text:p>
      <text:p text:style-name="P11"/>
      <text:p text:style-name="P6">Politica economica: <text:span text:style-name="T2">Regula, promueve, controla. Aplica las leyes economicas para obtener determinadas objetivos.</text:span></text:p>
      <text:p text:style-name="P6"><text:soft-page-break/><text:span text:style-name="T2">Se derivan la politica fiscal y la politica monetaria, en caso de México en politica fiscal es el SAT, que recolecta los diferentes impuesto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MX"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MX"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3-02T09:25:26.935588048</meta:creation-date>
    <dc:date>2021-03-02T11:04:11.237772900</dc:date>
    <meta:editing-duration>PT35M32S</meta:editing-duration>
    <meta:editing-cycles>1</meta:editing-cycles>
    <meta:document-statistic meta:table-count="0" meta:image-count="0" meta:object-count="0" meta:page-count="2" meta:paragraph-count="27" meta:word-count="483" meta:character-count="3207" meta:non-whitespace-character-count="2746"/>
    <meta:generator>LibreOffice/6.0.7.3$Linux_X86_64 LibreOffice_project/00m0$Build-3</meta:generator>
  </office:meta>
</office:document-meta>
</file>